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su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losari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eb Thing (WT)</text:span> objeto físico conectados a la red y disponibles vía web llamados Web Things</text:p>
              </text:list-item>
              <text:list-item>
                <text:p><text:span text:style-name="T1">Internet of Things (IoT) </text:span><text:span text:style-name="T2">agrupación e </text:span><text:span text:style-name="T2">interconexión de dispositivos y objetos a </text:span><text:span text:style-name="T2">través de una red</text:span><text:span text:style-name="T1"> </text:span></text:p>
              </text:list-item>
              <text:list-item>
                <text:p><text:span text:style-name="T1">Owner</text:span> (Dueño) persona que posee las credeciales a un WT</text:p>
              </text:list-item>
              <text:list-item>
                <text:p><text:span text:style-name="T1">Friend </text:span><text:span text:style-name="T2">(Amigo) persona de la confianza del </text:span><text:span text:style-name="T2">Own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Resumen</text:p>
          </draw:text-box>
        </draw:frame>
        <draw:frame presentation:style-name="pr4" draw:text-style-name="P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6:24:08.711011713</meta:creation-date>
    <dc:date>2019-09-14T16:56:15.954325283</dc:date>
    <meta:editing-duration>PT32M7S</meta:editing-duration>
    <meta:editing-cycles>4</meta:editing-cycles>
    <meta:generator>LibreOffice/5.1.6.2$Linux_X86_64 LibreOffice_project/10m0$Build-2</meta:generator>
    <meta:document-statistic meta:object-count="33"/>
  </office:meta>
</office:document-meta>
</file>